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4e35" officeooo:paragraph-rsid="00094e35"/>
    </style:style>
    <style:style style:name="P2" style:family="paragraph" style:parent-style-name="Standard">
      <style:paragraph-properties fo:text-align="start" style:justify-single-word="false"/>
      <style:text-properties officeooo:rsid="00094e35" officeooo:paragraph-rsid="00094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tolerancias</text:p>
      <text:p text:style-name="P2"/>
      <text:p text:style-name="P2">Ejercicio 1:</text:p>
      <text:p text:style-name="P2"/>
      <text:p text:style-name="P2">Para los siguientes ajustes indica el juego máximo, el juego mínimo y de qué tipo de ajuste se trata:</text:p>
      <text:p text:style-name="P2"/>
      <text:p text:style-name="P2">75 G7 n7</text:p>
      <text:p text:style-name="P2"/>
      <text:p text:style-name="P2">10 G6 h6</text:p>
      <text:p text:style-name="P2"/>
      <text:p text:style-name="P2">7 N8 m7</text:p>
      <text:p text:style-name="P2"/>
      <text:p text:style-name="P2">26 J7 j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07:05:09.116182059</meta:creation-date>
    <dc:date>2023-11-20T07:16:58.511396263</dc:date>
    <meta:editing-duration>P0D</meta:editing-duration>
    <meta:editing-cycles>1</meta:editing-cycles>
    <meta:document-statistic meta:table-count="0" meta:image-count="0" meta:object-count="0" meta:page-count="1" meta:paragraph-count="7" meta:word-count="35" meta:character-count="166" meta:non-whitespace-character-count="138"/>
    <meta:generator>LibreOffice/4.2.8.2$Linux_x86 LibreOffice_project/420m0$Build-2</meta:generator>
  </office:meta>
</office:document-meta>
</file>